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2.876cm" table:align="left"/>
    </style:style>
    <style:style style:name="Tabla1.A" style:family="table-column">
      <style:table-column-properties style:column-width="3.769cm"/>
    </style:style>
    <style:style style:name="Tabla1.B" style:family="table-column">
      <style:table-column-properties style:column-width="9.10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¡Aquí tienes tu conversación transformada en una guía técnica clara y estructurada para tu proyecto de vocabulario en Tkinter!</text:p>
      <text:p text:style-name="Horizontal_20_Line"/>
      <text:h text:style-name="Heading_20_1" text:outline-level="1">🧠 Guía Técnica: Aplicación de Vocabulario en Tkinter</text:h>
      <text:h text:style-name="Heading_20_2" text:outline-level="2">📁 Estructura del Proyecto</text:h>
      <text:p text:style-name="Text_20_body">El proyecto está modularizado en los siguientes archivos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Módulo</text:p>
            </table:table-cell>
            <table:table-cell table:style-name="Tabla1.A1" office:value-type="string">
              <text:p text:style-name="Table_20_Heading">Función principal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main.py</text:span></text:p>
          </table:table-cell>
          <table:table-cell table:style-name="Tabla1.A1" office:value-type="string">
            <text:p text:style-name="Table_20_Contents">Ventana principal con navegación entre secciones</text:p>
          </table:table-cell>
        </table:table-row>
        <table:table-row>
          <table:table-cell table:style-name="Tabla1.A1" office:value-type="string">
            <text:p text:style-name="Table_20_Contents"><text:span text:style-name="Source_20_Text">palabras.py</text:span></text:p>
          </table:table-cell>
          <table:table-cell table:style-name="Tabla1.A1" office:value-type="string">
            <text:p text:style-name="Table_20_Contents">Gestión de palabras (inglés ↔ español)</text:p>
          </table:table-cell>
        </table:table-row>
        <table:table-row>
          <table:table-cell table:style-name="Tabla1.A1" office:value-type="string">
            <text:p text:style-name="Table_20_Contents"><text:span text:style-name="Source_20_Text">expresiones.py</text:span></text:p>
          </table:table-cell>
          <table:table-cell table:style-name="Tabla1.A1" office:value-type="string">
            <text:p text:style-name="Table_20_Contents">Gestión de expresiones idiomáticas</text:p>
          </table:table-cell>
        </table:table-row>
        <table:table-row>
          <table:table-cell table:style-name="Tabla1.A1" office:value-type="string">
            <text:p text:style-name="Table_20_Contents"><text:span text:style-name="Source_20_Text">phrasal.py</text:span></text:p>
          </table:table-cell>
          <table:table-cell table:style-name="Tabla1.A1" office:value-type="string">
            <text:p text:style-name="Table_20_Contents">Gestión de phrasal verbs</text:p>
          </table:table-cell>
        </table:table-row>
        <table:table-row>
          <table:table-cell table:style-name="Tabla1.A1" office:value-type="string">
            <text:p text:style-name="Table_20_Contents"><text:span text:style-name="Source_20_Text">database.py</text:span></text:p>
          </table:table-cell>
          <table:table-cell table:style-name="Tabla1.A1" office:value-type="string">
            <text:p text:style-name="Table_20_Contents">Operaciones con SQLite: crear, insertar, buscar, etc.</text:p>
          </table:table-cell>
        </table:table-row>
        <table:table-row>
          <table:table-cell table:style-name="Tabla1.A1" office:value-type="string">
            <text:p text:style-name="Table_20_Contents"><text:span text:style-name="Source_20_Text">utils.py</text:span></text:p>
          </table:table-cell>
          <table:table-cell table:style-name="Tabla1.A1" office:value-type="string">
            <text:p text:style-name="Table_20_Contents">Funciones auxiliares: mostrar datos, exportar CSV</text:p>
          </table:table-cell>
        </table:table-row>
      </table:table>
      <text:p text:style-name="Horizontal_20_Line"/>
      <text:h text:style-name="Heading_20_2" text:outline-level="2">🧱 Base de Datos (<text:span text:style-name="Source_20_Text">database.py</text:span>)</text:h>
      <text:p text:style-name="Text_20_body">Funciones clave:</text:p>
      <text:p text:style-name="Preformatted_20_Text"><text:span text:style-name="Source_20_Text">def conectar_db():</text:span></text:p>
      <text:p text:style-name="Preformatted_20_Text"><text:span text:style-name="Source_20_Text"><text:s text:c="4"/>return sqlite3.connect('english_store.db')</text:span></text:p>
      <text:p text:style-name="Preformatted_20_Text"/>
      <text:p text:style-name="Preformatted_20_Text"><text:span text:style-name="Source_20_Text">def crear_tabla_palabras(ing, esp):</text:span></text:p>
      <text:p text:style-name="Preformatted_20_Text"><text:span text:style-name="Source_20_Text"><text:s text:c="4"/># Crea tabla si no existe e inserta palabra</text:span></text:p>
      <text:p text:style-name="P1"><text:span text:style-name="Source_20_Text"><text:s text:c="4"/># Devuelve True si se insertó correctamente, False si es duplicado</text:span></text:p>
      <text:p text:style-name="Text_20_body">La lógica de inserción devuelve un booleano para que la interfaz decida si mostrar un mensaje de éxito o error.</text:p>
      <text:p text:style-name="Horizontal_20_Line"/>
      <text:h text:style-name="Heading_20_2" text:outline-level="2">🎨 Interfaz Principal (<text:span text:style-name="Source_20_Text">main.py</text:span>)</text:h>
      <text:p text:style-name="Text_20_body">Ventana rediseñada con <text:span text:style-name="Source_20_Text">ttk</text:span>, <text:span text:style-name="Source_20_Text">Frame</text:span>, y <text:span text:style-name="Source_20_Text">grid</text:span>:</text:p>
      <text:p text:style-name="Preformatted_20_Text"><text:span text:style-name="Source_20_Text">ventana_principal = tk.Tk()</text:span></text:p>
      <text:p text:style-name="Preformatted_20_Text"><text:span text:style-name="Source_20_Text">ventana_principal.title("English Store")</text:span></text:p>
      <text:p text:style-name="Preformatted_20_Text"><text:span text:style-name="Source_20_Text">ventana_principal.geometry("400x300")</text:span></text:p>
      <text:p text:style-name="Preformatted_20_Text"><text:span text:style-name="Source_20_Text">ventana_principal.configure(bg="#f0f0f0")</text:span></text:p>
      <text:p text:style-name="Preformatted_20_Text"/>
      <text:p text:style-name="Preformatted_20_Text"><text:span text:style-name="Source_20_Text">frame = ttk.Frame(ventana_principal, padding=30)</text:span></text:p>
      <text:p text:style-name="Preformatted_20_Text"><text:span text:style-name="Source_20_Text">frame.pack(expand=True)</text:span></text:p>
      <text:p text:style-name="Preformatted_20_Text"/>
      <text:p text:style-name="Preformatted_20_Text"><text:span text:style-name="Source_20_Text">ttk.Label(frame, text="English Store", font=("Segoe UI", 14, "bold")).grid(row=0, column=0, columnspan=2, pady=(0, 20))</text:span></text:p>
      <text:p text:style-name="Preformatted_20_Text"/>
      <text:p text:style-name="Preformatted_20_Text"><text:soft-page-break/><text:span text:style-name="Source_20_Text">ttk.Button(frame, text="Words", command=lambda: abrir_ventana_words(ventana_principal)).grid(row=1, column=0, columnspan=2, pady=5)</text:span></text:p>
      <text:p text:style-name="Preformatted_20_Text"><text:span text:style-name="Source_20_Text">ttk.Button(frame, text="Expressions", command=lambda: abrir_ventana_exps(ventana_principal)).grid(row=2, column=0, columnspan=2, pady=5)</text:span></text:p>
      <text:p text:style-name="Preformatted_20_Text"><text:span text:style-name="Source_20_Text">ttk.Button(frame, text="Phrasal Verbs", command=lambda: abrir_ventana_phrasal(ventana_principal)).grid(row=3, column=0, columnspan=2, pady=5)</text:span></text:p>
      <text:p text:style-name="P1"><text:span text:style-name="Source_20_Text">ttk.Button(frame, text="Salir", command=ventana_principal.destroy).grid(row=4, column=0, columnspan=2, pady=(20, 0))</text:span></text:p>
      <text:p text:style-name="Horizontal_20_Line"/>
      <text:h text:style-name="Heading_20_2" text:outline-level="2">🧩 Ventana de Palabras (<text:span text:style-name="Source_20_Text">abrir_ventana_words</text:span>)</text:h>
      <text:p text:style-name="Text_20_body">Rediseñada con estilo moderno y validación de campos:</text:p>
      <text:p text:style-name="Preformatted_20_Text"><text:span text:style-name="Source_20_Text">def grabar():</text:span></text:p>
      <text:p text:style-name="Preformatted_20_Text"><text:span text:style-name="Source_20_Text"><text:s text:c="4"/>ing = entrada_palabras_eng.get().strip()</text:span></text:p>
      <text:p text:style-name="Preformatted_20_Text"><text:span text:style-name="Source_20_Text"><text:s text:c="4"/>esp = entrada_palabras_esp.get().strip()</text:span></text:p>
      <text:p text:style-name="Preformatted_20_Text"><text:span text:style-name="Source_20_Text"><text:s text:c="4"/>if not ing or not esp:</text:span></text:p>
      <text:p text:style-name="Preformatted_20_Text"><text:span text:style-name="Source_20_Text"><text:s text:c="8"/>messagebox.showwarning("Campos vacíos", "Por favor, completa ambos campos.")</text:span></text:p>
      <text:p text:style-name="Preformatted_20_Text"><text:span text:style-name="Source_20_Text"><text:s text:c="8"/>return</text:span></text:p>
      <text:p text:style-name="Preformatted_20_Text"><text:span text:style-name="Source_20_Text"><text:s text:c="4"/>exito = database.crear_tabla_palabras(ing, esp)</text:span></text:p>
      <text:p text:style-name="Preformatted_20_Text"><text:span text:style-name="Source_20_Text"><text:s text:c="4"/>if not exito:</text:span></text:p>
      <text:p text:style-name="Preformatted_20_Text"><text:span text:style-name="Source_20_Text"><text:s text:c="8"/>messagebox.showerror("Duplicado", "La palabra ya existe.")</text:span></text:p>
      <text:p text:style-name="Preformatted_20_Text"><text:span text:style-name="Source_20_Text"><text:s text:c="4"/>entrada_palabras_eng.delete(0, tk.END)</text:span></text:p>
      <text:p text:style-name="P1"><text:span text:style-name="Source_20_Text"><text:s text:c="4"/>entrada_palabras_esp.delete(0, tk.END)</text:span></text:p>
      <text:p text:style-name="Text_20_body">Botones alineados a la derecha con <text:span text:style-name="Source_20_Text">sticky="e"</text:span>:</text:p>
      <text:p text:style-name="Preformatted_20_Text"><text:span text:style-name="Source_20_Text">ttk.Button(frame, text="Guardar palabra", command=grabar).grid(row=3, column=1, sticky="e", pady=15)</text:span></text:p>
      <text:p text:style-name="Preformatted_20_Text"><text:span text:style-name="Source_20_Text">ttk.Button(frame, text="Ver palabras guardadas", command=lambda: mostrar_datos_tabla("palabras", ventana_a)).grid(row=4, column=1, sticky="e", pady=5)</text:span></text:p>
      <text:p text:style-name="P1"><text:span text:style-name="Source_20_Text">ttk.Button(frame, text="Volver al inicio", command=ventana_a.destroy).grid(row=5, column=1, sticky="e", pady=10)</text:span></text:p>
      <text:p text:style-name="Horizontal_20_Line"/>
      <text:h text:style-name="Heading_20_2" text:outline-level="2">📋 Utilidades (<text:span text:style-name="Source_20_Text">utils.py</text:span>)</text:h>
      <text:p text:style-name="Text_20_body">Función para mostrar los datos de cualquier tabla en una ventana nueva:</text:p>
      <text:p text:style-name="Preformatted_20_Text"><text:span text:style-name="Source_20_Text">def mostrar_datos_tabla(tabla, parent):</text:span></text:p>
      <text:p text:style-name="Preformatted_20_Text"><text:span text:style-name="Source_20_Text"><text:s text:c="4"/>ventana = tk.Toplevel(parent)</text:span></text:p>
      <text:p text:style-name="Preformatted_20_Text"><text:span text:style-name="Source_20_Text"><text:s text:c="4"/>ventana.title(f"Datos de {tabla}")</text:span></text:p>
      <text:p text:style-name="Preformatted_20_Text"><text:span text:style-name="Source_20_Text"><text:s text:c="4"/>ventana.geometry("500x400")</text:span></text:p>
      <text:p text:style-name="Preformatted_20_Text"/>
      <text:p text:style-name="Preformatted_20_Text"><text:span text:style-name="Source_20_Text"><text:s text:c="4"/>listbox = tk.Listbox(ventana, width=60)</text:span></text:p>
      <text:p text:style-name="Preformatted_20_Text"><text:span text:style-name="Source_20_Text"><text:s text:c="4"/>listbox.pack(pady=20)</text:span></text:p>
      <text:p text:style-name="Preformatted_20_Text"/>
      <text:p text:style-name="Preformatted_20_Text"><text:span text:style-name="Source_20_Text"><text:s text:c="4"/>conn = sqlite3.connect('english_store.db')</text:span></text:p>
      <text:p text:style-name="Preformatted_20_Text"><text:span text:style-name="Source_20_Text"><text:s text:c="4"/>cursor = conn.cursor()</text:span></text:p>
      <text:p text:style-name="Preformatted_20_Text"><text:span text:style-name="Source_20_Text"><text:s text:c="4"/>cursor.execute(f"SELECT * FROM {tabla}")</text:span></text:p>
      <text:p text:style-name="Preformatted_20_Text"><text:span text:style-name="Source_20_Text"><text:s text:c="4"/>datos = cursor.fetchall()</text:span></text:p>
      <text:p text:style-name="Preformatted_20_Text"><text:span text:style-name="Source_20_Text"><text:s text:c="4"/>conn.close()</text:span></text:p>
      <text:p text:style-name="Preformatted_20_Text"><text:soft-page-break/></text:p>
      <text:p text:style-name="Preformatted_20_Text"><text:span text:style-name="Source_20_Text"><text:s text:c="4"/>for fila in datos:</text:span></text:p>
      <text:p text:style-name="P1"><text:span text:style-name="Source_20_Text"><text:s text:c="8"/>listbox.insert(tk.END, " | ".join(str(campo) for campo in fila))</text:span></text:p>
      <text:p text:style-name="Horizontal_20_Line"/>
      <text:h text:style-name="Heading_20_2" text:outline-level="2">✅ Buenas prácticas aplicadas</text:h>
      <text:list text:style-name="L2">
        <text:list-item>
          <text:p text:style-name="P3">Separación clara entre lógica de datos y lógica de interfaz. </text:p>
        </text:list-item>
        <text:list-item>
          <text:p text:style-name="P3">Uso de <text:span text:style-name="Source_20_Text">ttk</text:span> para una apariencia más moderna. </text:p>
        </text:list-item>
        <text:list-item>
          <text:p text:style-name="P3">Validación de campos y manejo de errores con <text:span text:style-name="Source_20_Text">messagebox</text:span>. </text:p>
        </text:list-item>
        <text:list-item>
          <text:p text:style-name="P2">Alineación y disposición de widgets con <text:span text:style-name="Source_20_Text">grid()</text:span> y <text:span text:style-name="Source_20_Text">Frame</text:span>. </text:p>
        </text:list-item>
      </text:list>
      <text:p text:style-name="Horizontal_20_Line"/>
      <text:p text:style-name="Text_20_body">¿Quieres que esta guía incluya también una sección de instalación o dependencias? Puedo ayudarte a convertirla en un README completo para GitHub o documentación intern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3T14:34:04.167000000</meta:creation-date>
    <dc:date>2025-10-23T14:36:31.774000000</dc:date>
    <meta:editing-duration>PT2M29S</meta:editing-duration>
    <meta:editing-cycles>1</meta:editing-cycles>
    <meta:document-statistic meta:table-count="1" meta:image-count="0" meta:object-count="0" meta:page-count="3" meta:paragraph-count="77" meta:word-count="406" meta:character-count="3817" meta:non-whitespace-character-count="3372"/>
    <meta:generator>LibreOffice/7.5.0.3$Windows_X86_64 LibreOffice_project/c21113d003cd3efa8c53188764377a8272d9d6de</meta:generator>
  </office:meta>
</office:document-meta>
</file>